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0000005E8000007E04A2681A5D4B18736.jpg" manifest:media-type="image/jpe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5.572cm, 3.11cm, 9.732cm, 3.671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8.935cm" svg:height="22.7cm" svg:x="0.992cm" svg:y="2.591cm">
          <draw:image xlink:href="Pictures/10000000000005E8000007E04A2681A5D4B18736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3-11-03T14:55:43.699910521</dc:date>
    <meta:editing-duration>PT3M29S</meta:editing-duration>
    <meta:editing-cycles>6</meta:editing-cycles>
    <meta:generator>LibreOffice/7.5.4.2$MacOSX_AARCH64 LibreOffice_project/36ccfdc35048b057fd9854c757a8b67ec53977b6</meta:generator>
    <meta:document-statistic meta:object-count="1"/>
  </office:meta>
</office:document-meta>
</file>